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\i Aaaaaaaaaaaaaaaaaaaaaaaaaaahhhhhhhhh! \i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\b H-hey!! Don't just scream all of a sudden,
Hamuko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\i What's the matter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\b 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\i 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 least
shout, "Ya-hoooh"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"Ya-hoooh" is for mountains. On the sea, it's
definitely gotta be "Aaaah!"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 with
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 are
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7:29:27+02:00</meta:creation-date>
    <dc:date>2019-10-05T17:29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